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8b1e5" officeooo:paragraph-rsid="0008b1e5" style:font-weight-asian="bold" style:font-weight-complex="bold"/>
    </style:style>
    <style:style style:name="P2" style:family="paragraph" style:parent-style-name="Standard">
      <style:paragraph-properties fo:text-align="justify" style:justify-single-word="false"/>
      <style:text-properties fo:font-weight="normal" officeooo:rsid="0008b1e5" officeooo:paragraph-rsid="0008b1e5" style:font-weight-asian="normal" style:font-weight-complex="normal"/>
    </style:style>
    <style:style style:name="P3" style:family="paragraph" style:parent-style-name="Standard">
      <style:paragraph-properties fo:text-align="justify" style:justify-single-word="false"/>
      <style:text-properties fo:font-weight="normal" officeooo:rsid="0008b1e5" officeooo:paragraph-rsid="0008b1e5" fo:background-color="#ffff00" style:font-weight-asian="normal" style:font-weight-complex="normal"/>
    </style:style>
    <style:style style:name="P4" style:family="paragraph" style:parent-style-name="Standard">
      <style:paragraph-properties fo:text-align="justify" style:justify-single-word="false"/>
      <style:text-properties fo:font-weight="normal" officeooo:rsid="0008b1e5" officeooo:paragraph-rsid="0008b1e5" fo:background-color="#00ffff" style:font-weight-asian="normal" style:font-weight-complex="normal"/>
    </style:style>
    <style:style style:name="P5" style:family="paragraph" style:parent-style-name="Standard">
      <style:paragraph-properties fo:text-align="justify" style:justify-single-word="false"/>
      <style:text-properties fo:font-weight="normal" officeooo:rsid="0008b1e5" officeooo:paragraph-rsid="000f138f" fo:background-color="#00ffff" style:font-weight-asian="normal" style:font-weight-complex="normal"/>
    </style:style>
    <style:style style:name="P6" style:family="paragraph" style:parent-style-name="Standard">
      <style:paragraph-properties fo:text-align="justify" style:justify-single-word="false"/>
      <style:text-properties fo:font-weight="normal" officeooo:rsid="0008b1e5" officeooo:paragraph-rsid="000f138f" fo:background-color="transparent" style:font-weight-asian="normal" style:font-weight-complex="normal"/>
    </style:style>
    <style:style style:name="P7" style:family="paragraph" style:parent-style-name="Standard">
      <style:paragraph-properties fo:text-align="justify" style:justify-single-word="false"/>
      <style:text-properties fo:font-weight="normal" officeooo:rsid="0008b1e5" officeooo:paragraph-rsid="0013ea3b" fo:background-color="transparent" style:font-weight-asian="normal" style:font-weight-complex="normal"/>
    </style:style>
    <style:style style:name="P8" style:family="paragraph" style:parent-style-name="Standard">
      <style:paragraph-properties fo:text-align="justify" style:justify-single-word="false"/>
      <style:text-properties fo:font-weight="normal" officeooo:rsid="0008b1e5" officeooo:paragraph-rsid="00163b2b" fo:background-color="transparent" style:font-weight-asian="normal" style:font-weight-complex="normal"/>
    </style:style>
    <style:style style:name="P9" style:family="paragraph" style:parent-style-name="Standard">
      <style:paragraph-properties fo:text-align="justify" style:justify-single-word="false"/>
      <style:text-properties fo:font-weight="normal" officeooo:rsid="0008b1e5" officeooo:paragraph-rsid="0017c1a4" fo:background-color="transparent" style:font-weight-asian="normal" style:font-weight-complex="normal"/>
    </style:style>
    <style:style style:name="P10" style:family="paragraph" style:parent-style-name="Standard">
      <style:paragraph-properties fo:text-align="justify" style:justify-single-word="false"/>
      <style:text-properties fo:font-weight="normal" officeooo:rsid="0008b1e5" officeooo:paragraph-rsid="001c099b" fo:background-color="transparent" style:font-weight-asian="normal" style:font-weight-complex="normal"/>
    </style:style>
    <style:style style:name="P11" style:family="paragraph" style:parent-style-name="Standard">
      <style:paragraph-properties fo:text-align="justify" style:justify-single-word="false"/>
      <style:text-properties fo:font-weight="normal" officeooo:rsid="0008b1e5" officeooo:paragraph-rsid="001ec803" fo:background-color="transparent" style:font-weight-asian="normal" style:font-weight-complex="normal"/>
    </style:style>
    <style:style style:name="P12" style:family="paragraph" style:parent-style-name="Standard">
      <style:paragraph-properties fo:text-align="justify" style:justify-single-word="false"/>
      <style:text-properties fo:font-weight="normal" officeooo:rsid="0008b1e5" officeooo:paragraph-rsid="001f4e10" fo:background-color="transparent" style:font-weight-asian="normal" style:font-weight-complex="normal"/>
    </style:style>
    <style:style style:name="P13" style:family="paragraph" style:parent-style-name="Standard">
      <style:paragraph-properties fo:text-align="justify" style:justify-single-word="false"/>
      <style:text-properties fo:font-weight="normal" officeooo:rsid="0008b1e5" officeooo:paragraph-rsid="001fd473" fo:background-color="transparent"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fo:background-color="transparent" loext:char-shading-value="0" style:font-weight-asian="bold" style:font-weight-complex="bold"/>
    </style:style>
    <style:style style:name="T3" style:family="text">
      <style:text-properties fo:background-color="#fff200" loext:char-shading-value="0"/>
    </style:style>
    <style:style style:name="T4" style:family="text">
      <style:text-properties fo:background-color="#00ffff" loext:char-shading-value="0"/>
    </style:style>
    <style:style style:name="T5" style:family="text">
      <style:text-properties fo:background-color="#00ffff" loext:char-shading-value="0"/>
    </style:style>
    <style:style style:name="T6" style:family="text">
      <style:text-properties officeooo:rsid="001b5083" fo:background-color="#00ffff" loext:char-shading-value="0"/>
    </style:style>
    <style:style style:name="T7" style:family="text">
      <style:text-properties fo:background-color="#ffff00" loext:char-shading-value="0"/>
    </style:style>
    <style:style style:name="T8" style:family="text">
      <style:text-properties fo:background-color="transparent" loext:char-shading-value="0"/>
    </style:style>
    <style:style style:name="T9" style:family="text">
      <style:text-properties officeooo:rsid="0012a4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eriencias con una evaluación del genoma de un solo paso</text:p>
      <text:p text:style-name="P2"/>
      <text:p text:style-name="P2"><text:span text:style-name="T1">INTRODUCCIÓN</text:span> </text:p>
      <text:p text:style-name="P2"/>
      <text:p text:style-name="P2"><text:span text:style-name="T5">Actualmente, el escenario más común para obtener predicciones genómicas a través de matrices SNP e información de fenotipos de parientes no genotipados implica un enfoque de múltiples pasos que incluye 1) ejecutar una evaluación BLUP regular basada en pedigríes, 2) extraer pseudoobservaciones para individuos genotipados (p. Ej., Desviaciones hijas) o EBV con regresión), 3) estimar los efectos del SNP usando pseudo-observaciones como registros, y 4) posiblemente combinar las predicciones genómicas con los promedios de los padres (VanRaden, 2008).</text:span><text:span text:style-name="T7"> Se puede comenzar con el paso 3 utilizando solo registros fenotípicos asociados con individuos genotipados; sin embargo, la precisión se reduce porque no se puede utilizar la información fenotípica de los familiares. El paso 3 generalmente requiere estimar los pesos para los efectos de SNP, principalmente a través de procedimientos bayesianos como BayesX (donde X podría ser A, B, C, etc.; Meuwissen et al., 2001 ; Hayes et al., 2009a , Hayes et al. , 2009b ). Un procedimiento en el que todos los pesos se suponen iguales (el modelo infinitesimal), conduce a una matriz de relación genómica G y se llama GBLUP ( Habier et al., 2007 ). Sin embargo, los métodos basados ​​en la estimación de G vs BLUP de los efectos de SNP ( Meuwissen et al., 2001) son equivalentes ( VanRaden, 2008 ).</text:span></text:p>
      <text:p text:style-name="P2"><text:span text:style-name="T7"/></text:p>
      <text:p text:style-name="P2">Las experiencias actuales para rasgos cuantitativos con paneles SNP de alrededor de 50 a 60K indican que (a) se requieren al menos 1,000 genotipos de animales de alta precisión para un aumento notable en la precisión y (b) GBLUP es generalmente tan preciso como los procedimientos BayesX (VanRaden et al. ., 2009 ; Hayes et al., 2009c). Estos resultados indican que el número de QTL es alto ( Daetwyler et al., 2010 ) y el modelo infinitesimal es aproximadamente correcto para la mayoría de los rasgos. <text:span text:style-name="T7">Por lo tanto, la mayor precisión de la selección genómica se debe principalmente a una mejor estimación de las relaciones con G en lugar de estimar los efectos de los genes principales como con BayesX.</text:span> Además, el uso de paneles de SNP más grandes (&gt; 500 K) ha proporcionado sólo pequeñas mejoras en la precisión, lo que indica que el efecto de aumento de SNP se puede ver como la reducción del error de muestreo de G. <text:span text:style-name="T7">Por lo tanto, el modo principal por el cual la información genómica mejora la evaluación genética es mediante una mejor estimación de las relaciones entre los animales, incluido el muestreo mendeliano ( Goddard et al., 2010 ).</text:span></text:p>
      <text:p text:style-name="P2"><text:span text:style-name="T7"/></text:p>
      <text:p text:style-name="P3">El uso de G para la selección genómica a través de la metodología de varios pasos es complicado e incluye varias aproximaciones. Las pseudoobservaciones dependen de otros efectos estimados y de la precisión aproximada del VEB. Todas las aproximaciones reducen la precisión y pueden inflar GEBV. Además, debido a su complejidad, el enfoque de varios pasos es propenso a errores, que se han observado en muchos lanzamientos comerciales en vacas lecheras.</text:p>
      <text:p text:style-name="P3"/>
      <text:p text:style-name="P4">Debido a que casi toda la información genómica está incluida en una matriz de relación genómica, Misztal et al. (2009) propuso una metodología de un solo paso en la que el pedigrí y las relaciones genómicas se combinan en la matriz H , que posteriormente se utiliza en BLUP. Luego, en comparación con una evaluación de varios pasos, el paso 1 se modifica para usar la matriz H y los pasos 2 a 4 se eliminan. Legarra y col. (2009) y Christensen y Lund (2010) desarrollaron dicha matriz, y Aguilar et al. (2010) demostraron que una metodología de un solo paso puede ser simple, rápida y precisa.<text:span text:style-name="T8"> El propósito de este artículo es presentar la teoría y las experiencias con la metodología de un solo paso ( ssGBLUP ).</text:span></text:p>
      <text:p text:style-name="P4"><text:span text:style-name="T8"/></text:p>
      <text:p text:style-name="P5"><text:span text:style-name="T2">ssGBLUP</text:span><text:span text:style-name="T8"> </text:span></text:p>
      <text:p text:style-name="P5"><text:span text:style-name="T8"/></text:p>
      <text:p text:style-name="P5"><text:soft-page-break/><text:span text:style-name="T8">Legarra y col. (2009) desarrollaron la matriz H que combina las relaciones genómicas y de pedigrí:</text:span></text:p>
      <text:p text:style-name="P5"><text:span text:style-name="T8"/></text:p>
      <text:p text:style-name="P5"><text:span text:style-name="T8">….</text:span></text:p>
      <text:p text:style-name="P5"><text:span text:style-name="T8"/></text:p>
      <text:p text:style-name="P5"><text:span text:style-name="T8">donde I es una matriz de identidad, los subíndices 1 y 2 denotan animales no genotipados y genotipados, respectivamente, y G es una matriz de relación genómica como en VanRaden (2008) </text:span>. Aguilar y col. (2010) y Christensen y Lund (2010) encontraron que la inversa de la matriz H como arriba tiene una forma simple:</text:p>
      <text:p text:style-name="P5"/>
      <text:p text:style-name="P5">….</text:p>
      <text:p text:style-name="P5"/>
      <text:p text:style-name="P6"><text:span text:style-name="T4">Reemplazar A −1 con H −1 en el software existente para la evaluación genética o para la estimación de los componentes de la varianza hace que esos programas sean aplicables para estudios genómicos. El cálculo eficiente de H −1 requiere el cálculo eficiente de G −1 y A 22 −1 , donde la última matriz es la inversa de una matriz de relación basada en el pedigrí solo para animales genotipados.</text:span> Aguilar y col. (2011a) demostraron que con una computación eficiente, tales matrices se pueden crear en unos pocos minutos de tiempo de computadora para aproximadamente 10K genotipos y en aproximadamente 1 h para 30K genotipos.</text:p>
      <text:p text:style-name="P6"/>
      <text:p text:style-name="P6">La matriz G se calcula mediante la multiplicación de matrices ( VanRaden, 2008 ). Sea pj la frecuencia alélica para el genotipo 2 en el marcador j , y mij sean los genotipos para el i-ésimo animal y el j- ésimo marcador de manera que</text:p>
      <text:p text:style-name="P6"/>
      <text:p text:style-name="P6">….</text:p>
      <text:p text:style-name="P6"/>
      <text:p text:style-name="P6">de modo que el promedio mi. es 0. Entonces G = MM'/k , donde el parámetro de escala k generalmente se calcula como</text:p>
      <text:p text:style-name="P6"/>
      <text:p text:style-name="P6">….</text:p>
      <text:p text:style-name="P6"/>
      <text:p text:style-name="P6">Por lo tanto, <text:span text:style-name="T9">las </text:span>frecuencias de los alelos afectan tanto a la media y la escala de G . Cuando se asumen frecuencias alélicas iguales, los promedios de los elementos diagonales o fuera de la diagonal pueden ser mucho mayores que en A22 . Escalar G por regresión en A como en VanRaden (2008) puede resultar en que G no sea positivo definido. La matriz G se puede hacer compatible con A 22 mediante el uso de frecuencias alélicas observadas escaladas de manera que se obtengan los mismos promedios para los elementos diagonales y fuera de la diagonal de A22 ( Chen et al., 2011a ). Cuando los animales genotipados incluyen clones, G como se construyó arriba es singular y no se puede invertir. Por lo tanto, una estrategia común es reemplazar G con αG + (1 - α) A22 , donde α está cerca de 1.0 (por ejemplo, 0.95). En Christensen et al. (2012) , el α óptimo fue 0,8, aunque las variaciones en la precisión con diferentes α fueron mínimas.</text:p>
      <text:p text:style-name="P6"/>
      <text:p text:style-name="P7"><text:span text:style-name="T1">Aplicaciones de ssGBLUP</text:span> </text:p>
      <text:p text:style-name="P7"/>
      <text:p text:style-name="P7">El ssGBLUP se ha utilizado para varios análisis a gran escala, incluidos productos lácteos ( Tsuruta et al., 2011 ; Aguilar et al., 2011b ; VanRaden, 2012 ), cerdos ( Forni et al., 2011 ; Christensen et al., 2012 ), y pollos ( Chen et al., 2011b ). <text:span text:style-name="T4">Las experiencias indican que 1) ssGBLUP es generalmente tan preciso o más exacto que los métodos de varios pasos, 2) la inflación de GEBV suele ser menor y 3) la operación es mucho más simple.</text:span> Otra razón para usar ssGBLUP es la capacidad de tener en cuenta el sesgo de selección cuando la selección se basa únicamente en genotipos ( VanRaden, 2012 ). Algunas <text:soft-page-break/>experiencias están relacionadas con especies. Por ejemplo, en lechería existen pequeñas diferencias en GEBV con diferentes G en la lechería, donde los animales de "entrenamiento" son toros de alta precisión. En cerdos y pollos, diferentes G afectan las estimaciones de los componentes de las varianzas, la precisión calculada y, en menor grado, la precisión real ( Forni et al., 2011 ; Simeone et al., 2012 ). Chen y col. (2011a) encontraron que la escala de G influye en la clasificación de animales genotipados versus no genotipados. La G óptima tendría los mismos promedios de diagonales y fuera de las diagonales que A 22 . <text:span text:style-name="T4">Vitezica et al. (2011) derivó una prueba formal y mostró que, bajo G bien formado, ssGBLUP es más preciso y menos sesgado que un enfoque de varios pasos.</text:span> La escala óptima es equivalente a</text:p>
      <text:p text:style-name="P7"/>
      <text:p text:style-name="P7">….</text:p>
      <text:p text:style-name="P7"/>
      <text:p text:style-name="P8"><text:span text:style-name="T1">ssGBLUP en pollo</text:span> </text:p>
      <text:p text:style-name="P8"/>
      <text:p text:style-name="P8">El ssGBLUP se aplicó en pollos para un gran experimento ( Chen et al., 2011b ). Sin embargo, los resultados de la selección a lo largo de unas pocas generaciones estuvieron por debajo de las expectativas, aunque las precisiones estuvieron generalmente en línea con las expectativas ( Muir et al., 2012 ). Estos fueron causados ​​por muchos problemas de procedimiento y sesgos en la generación inicial debido a una escala incorrecta ( Muir et al., 2012 ). Por lo tanto, <text:span text:style-name="T4">los resultados prácticos de ssGBLUP o cualquier otra metodología para la selección genómica en una situación comercial dependen de la atención al detalle, el uso de la metodología madura y el conocimiento de los problemas de selección genómica específicos de una población determinada.</text:span></text:p>
      <text:p text:style-name="P8"><text:span text:style-name="T4"/></text:p>
      <text:p text:style-name="P9"><text:span text:style-name="T1">Convergencia y sesgos</text:span> </text:p>
      <text:p text:style-name="P9"/>
      <text:p text:style-name="P9">En varios análisis se ha observado una tasa de convergencia deficiente, un gran reordenamiento o ambos. Estos problemas se atribuyeron a la incompatibilidad entre G y A22 . Para G bien formado y con muchas generaciones de pedigrí completos, G y A22 son muy similares, con SD &lt;0.04 ( Wang y Misztal, 2011 ). Sin embargo, en la práctica se observan diferencias superiores a 1,0. Tales diferencias se deben a pedigríes cortos o incompletos, errores de pedigrí, asignación incorrecta de genotipos, mala calidad de genotipos y la presencia no contabilizada de razas de líneas múltiples. En general, <text:span text:style-name="T4">A22 se ve afectado por el número de generaciones y la integridad del pedigrí. MatrizG se ve afectado por las frecuencias alélicas, el número de SNP, la calidad de los genotipos y la escala. Estos factores, cuando no se tienen en cuenta, pueden causar grandes diferencias entre G y A22 y, en consecuencia, una baja tasa de convergencia con métodos iterativos.</text:span></text:p>
      <text:p text:style-name="P9"><text:span text:style-name="T4"/></text:p>
      <text:p text:style-name="P9"><text:span text:style-name="T4">Una fuente particular de diferencias entre G y A22 y, en consecuencia, una tasa de convergencia deficiente son las poblaciones de base heterogéneas o la ausencia de padres en muchas generaciones. Un remedio es reducir el número de genealogías de 4 a 5 para eliminar el efecto de los padres desaparecidos en las generaciones anteriores al límite.</text:span> La experiencia indica que la precisión seguirá siendo la misma o incluso aumentará ligeramente después del corte. <text:span text:style-name="T4">Otra fuente importante de diferencia es la presencia de múltiples líneas o razas. En tal caso, la distribución de la diagonal de G puede ser multimodal ( Simeone et al., 2011 ). La solución es construir G que refleje las diferencias entre líneas / razas, como enHarris y Johnson (2010) . El tema de ssGBLUP de </text:span><text:span text:style-name="T6">razas</text:span><text:span text:style-name="T4"> múltiples es actualmente un tema de investigación candente.</text:span></text:p>
      <text:p text:style-name="P9"><text:span text:style-name="T4"/></text:p>
      <text:p text:style-name="P10"><text:span text:style-name="T1">Sintonia FINA</text:span> </text:p>
      <text:p text:style-name="P10"/>
      <text:p text:style-name="P10"><text:soft-page-break/>La teoría para construir H también hace muchos supuestos que pueden no ser válidos en la práctica. Esas suposiciones incluyen que los mismos parámetros genéticos en la muestra genotipada que en la población completa, y la existencia de datos completos sobre todos los rasgos para los que se produjo la selección, explican el sesgo de selección. Varios estudios encontraron que se pueden lograr mejores precisiones y menores sesgos de GEBV ajustando α, β, τ y ω en H, como se define a continuación:</text:p>
      <text:p text:style-name="P10"/>
      <text:p text:style-name="P10">….</text:p>
      <text:p text:style-name="P10"/>
      <text:p text:style-name="P10">Generalmente, α ≈ 0.8 y β = 1 - α. Además, τ &lt;1 y ω &lt;1. Tenga en cuenta que ω grande hace que H sea definido no positivo, provocando una convergencia más lenta o incluso divergencia cuando las ecuaciones de modelos mixtos se resuelven por iteración, mientras que ω más pequeño generalmente provocará una mejor convergencia. <text:span text:style-name="T4">Otro mecanismo para mejorar la tasa de convergencia es eliminar los pedigrí antiguos o incluso eliminar los datos antiguos por completo, especialmente cuando la población base es heterogénea (es decir, faltan padres entre generaciones).</text:span></text:p>
      <text:p text:style-name="P9"/>
      <text:p text:style-name="P11"><text:span text:style-name="T1">Gran número de genotipos</text:span> </text:p>
      <text:p text:style-name="P11"/>
      <text:p text:style-name="P11">Cuando se calculan explícitamente G −1 y A 22 −1 , el costo es cúbico con el número de genotipos. Posteriormente, los costos con genotipos &gt; 50 a 100K son excesivos. La investigación en varios laboratorios (Harris y Johnson, VanRaden, Legarra y Ducrocq) se centra en la implementación de ssGBLUP donde no se necesita lo inverso. Estos métodos se basan en el hecho de que el producto de Gq se puede obtener con tiempo lineal con respecto al número de genotipos como</text:p>
      <text:p text:style-name="P11"/>
      <text:p text:style-name="P11">….</text:p>
      <text:p text:style-name="P11"/>
      <text:p text:style-name="P11">cuando los productos se calculan secuencialmente como productos de una matriz y un vector.</text:p>
      <text:p text:style-name="P11"/>
      <text:p text:style-name="P12"><text:span text:style-name="T1">Precisiones aproximadas</text:span> </text:p>
      <text:p text:style-name="P12"/>
      <text:p text:style-name="P12">La precisión adicional de GEBV debido a la información genómica se puede expresar en términos de equivalentes de registros ( RE ). Una contribución debida a la información genómica del animal j al animal i en términos de RE es aproximadamente ( Misztal et al., 2013 ):</text:p>
      <text:p text:style-name="P11"/>
      <text:p text:style-name="P11">….</text:p>
      <text:p text:style-name="P11"/>
      <text:p text:style-name="P11">donde acc es la precisión. Como la diferencia media entre la relación genómica y el pedigrí es muy pequeña, con una DE &lt;0,04 en las aves de corral, según lo hallado por Wang y Misztal (2011) , las contribuciones individuales son muy pequeñas. Sin embargo, las grandes diferencias entre las relaciones debido a errores en el pedigrí o genotipos inflan enormemente la RE. Además, la contribución es pequeña de los animales con poca precisión individual. <text:span text:style-name="T3">Esto significa que una predicción genómica se beneficia mucho más de la genotipificación de animales con alta precisión (machos con mucha progenie) que de animales con sus propios registros únicamente.</text:span> La fórmula anterior tiene principalmente un valor educativo ya que las contribuciones de muchos animales se superponen, creando una doble contabilización. Para obtener fórmulas que parecen funcionar bien pero son más crípticas, consulte Misztal et al. (2013) .</text:p>
      <text:p text:style-name="P11"/>
      <text:p text:style-name="P13"><text:span text:style-name="T1">CONCLUSIONES</text:span> </text:p>
      <text:p text:style-name="P13"/>
      <text:p text:style-name="P13"><text:soft-page-break/><text:span text:style-name="T4">La metodología de un solo paso facilita la incorporación de datos genómicos en una evaluación genética.</text:span> La metodología está lista para evaluaciones de una sola raza con hasta 50K genotipos; Se están llevando a cabo ampliaciones a múltiples razas y un mayor número de genotipos. Además, se encuentran disponibles herramientas para aproximar precisiones y para explorar asociaciones de todo el genoma. <text:span text:style-name="T3">La precisión obtenida de una evaluación genómica depende de muchos factores, incluida la calidad de los datos genómicos y la estructura de la población. En entornos comerciales, el uso de cualquier metodología genómica debe ir acompañado de una validación continua y posterior resolución de problemas si los resultados no cumplen con las expectativas.</text:span> Consulte las preguntas frecuentes (FAQ) sobre la selección genómica ( Misztal, 2011). Este trabajo requiere la experiencia de científicos bien calificados con una formación integral en genética y cría de anima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2T02:41:19.894024805</meta:creation-date>
    <dc:date>2021-10-22T04:42:55.273802022</dc:date>
    <meta:editing-duration>PT1H41M15S</meta:editing-duration>
    <meta:editing-cycles>27</meta:editing-cycles>
    <meta:generator>LibreOffice/6.0.7.3$Linux_X86_64 LibreOffice_project/00m0$Build-3</meta:generator>
    <meta:document-statistic meta:table-count="0" meta:image-count="0" meta:object-count="0" meta:page-count="5" meta:paragraph-count="39" meta:word-count="2345" meta:character-count="13921" meta:non-whitespace-character-count="11602"/>
  </office:meta>
</office:document-meta>
</file>